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2889in"/>
    </style:style>
    <style:style style:name="Table156.B" style:family="table-column">
      <style:table-column-properties style:column-width="4.5785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Example">
      <style:paragraph-properties style:line-height-at-least="0.1945in"/>
      <style:text-properties officeooo:paragraph-rsid="00422fb2"/>
    </style:style>
    <style:style style:name="P14" style:family="paragraph" style:parent-style-name="Body">
      <style:paragraph-properties fo:keep-with-next="always"/>
    </style:style>
    <style:style style:name="P15" style:family="paragraph" style:parent-style-name="Example">
      <style:paragraph-properties style:line-height-at-least="0.1945in" fo:keep-with-next="always"/>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fo:keep-with-next="always"/>
      <style:text-properties style:font-name="Courier1"/>
    </style:style>
    <style:style style:name="P20" style:family="paragraph" style:parent-style-name="Standard">
      <style:paragraph-properties style:line-height-at-least="0.1945in"/>
      <style:text-properties style:font-name="Courier1"/>
    </style:style>
    <style:style style:name="P21" style:family="paragraph" style:parent-style-name="Example">
      <style:paragraph-properties style:line-height-at-least="0.1945in"/>
      <style:text-properties style:font-name="Courier1"/>
    </style:style>
    <style:style style:name="P22" style:family="paragraph" style:parent-style-name="Standard">
      <style:paragraph-properties style:line-height-at-least="0.1945in"/>
      <style:text-properties style:font-name="Courier1" officeooo:paragraph-rsid="001cf89a"/>
    </style:style>
    <style:style style:name="P23" style:family="paragraph" style:parent-style-name="Standard">
      <style:paragraph-properties style:line-height-at-least="0.1945in"/>
      <style:text-properties style:font-name="Courier1" officeooo:paragraph-rsid="002b921f"/>
    </style:style>
    <style:style style:name="P24" style:family="paragraph" style:parent-style-name="Standard">
      <style:text-properties style:font-name="Courier1"/>
    </style:style>
    <style:style style:name="P25" style:family="paragraph" style:parent-style-name="Standard">
      <style:paragraph-properties style:line-height-at-least="0.1945in"/>
      <style:text-properties style:font-name="Courier1" fo:font-style="italic" style:font-style-asian="italic" style:font-style-complex="italic"/>
    </style:style>
    <style:style style:name="P26"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7"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8" style:family="paragraph" style:parent-style-name="Example">
      <style:paragraph-properties style:line-height-at-least="0.1945in"/>
      <style:text-properties style:font-name="Courier1" fo:font-style="italic" style:font-style-asian="italic" style:font-name-complex="Courier New1"/>
    </style:style>
    <style:style style:name="P29" style:family="paragraph" style:parent-style-name="Standard">
      <style:paragraph-properties style:line-height-at-least="0.1945in"/>
      <style:text-properties style:font-name="Courier1" fo:font-style="normal" style:font-style-asian="normal" style:font-style-complex="normal"/>
    </style:style>
    <style:style style:name="P30" style:family="paragraph" style:parent-style-name="Example">
      <style:paragraph-properties style:line-height-at-least="0.1945in"/>
      <style:text-properties style:font-name="Courier1" style:font-name-complex="Courier New1"/>
    </style:style>
    <style:style style:name="P31" style:family="paragraph" style:parent-style-name="Standard">
      <style:text-properties style:font-name="Courier1" officeooo:paragraph-rsid="001b7e53"/>
    </style:style>
    <style:style style:name="P32" style:family="paragraph" style:parent-style-name="Standard">
      <style:text-properties style:font-name="Courier1" officeooo:paragraph-rsid="002b921f"/>
    </style:style>
    <style:style style:name="P33" style:family="paragraph" style:parent-style-name="Body">
      <style:paragraph-properties fo:margin-left="0in" fo:margin-right="0in" fo:text-indent="0.5in" style:auto-text-indent="false"/>
    </style:style>
    <style:style style:name="P34" style:family="paragraph" style:parent-style-name="Body_20_first">
      <style:paragraph-properties fo:keep-together="always"/>
    </style:style>
    <style:style style:name="P35" style:family="paragraph" style:parent-style-name="Standard">
      <style:paragraph-properties fo:hyphenation-ladder-count="no-limit"/>
      <style:text-properties fo:hyphenate="true" fo:hyphenation-remain-char-count="2" fo:hyphenation-push-char-count="2" loext:hyphenation-no-caps="false"/>
    </style:style>
    <style:style style:name="P36" style:family="paragraph" style:parent-style-name="Example">
      <style:paragraph-properties style:line-height-at-least="0.1945in"/>
      <style:text-properties style:font-style-complex="italic"/>
    </style:style>
    <style:style style:name="P37" style:family="paragraph" style:parent-style-name="Example">
      <style:paragraph-properties style:line-height-at-least="0.1945in"/>
      <style:text-properties fo:font-style="normal" style:font-style-asian="normal" style:font-style-complex="normal"/>
    </style:style>
    <style:style style:name="P38" style:family="paragraph" style:parent-style-name="Example_20__20_indented">
      <style:text-properties fo:font-style="normal" style:font-style-asian="normal" style:font-style-complex="normal"/>
    </style:style>
    <style:style style:name="P39" style:family="paragraph" style:parent-style-name="Body">
      <style:paragraph-properties fo:margin-left="0.5in" fo:margin-right="0in" fo:text-indent="0in" style:auto-text-indent="false"/>
    </style:style>
    <style:style style:name="P40" style:family="paragraph" style:parent-style-name="Body">
      <style:text-properties officeooo:paragraph-rsid="001279b8"/>
    </style:style>
    <style:style style:name="P41" style:family="paragraph" style:parent-style-name="Body_20_first">
      <style:text-properties officeooo:paragraph-rsid="001279b8"/>
    </style:style>
    <style:style style:name="P42" style:family="paragraph" style:parent-style-name="Example_20__20_indented">
      <style:text-properties officeooo:paragraph-rsid="001279b8"/>
    </style:style>
    <style:style style:name="P43" style:family="paragraph" style:parent-style-name="Example_20__20_indented">
      <style:text-properties fo:font-weight="normal" officeooo:paragraph-rsid="001279b8" style:font-weight-asian="normal" style:font-weight-complex="normal"/>
    </style:style>
    <style:style style:name="P44" style:family="paragraph" style:parent-style-name="Example_20__20_indented">
      <style:text-properties officeooo:paragraph-rsid="0015556b"/>
    </style:style>
    <style:style style:name="P45" style:family="paragraph" style:parent-style-name="Example_20__20_indented">
      <style:text-properties officeooo:paragraph-rsid="0016ec46"/>
    </style:style>
    <style:style style:name="P46" style:family="paragraph" style:parent-style-name="Example_20__20_indented">
      <style:text-properties officeooo:paragraph-rsid="0017b7e3"/>
    </style:style>
    <style:style style:name="P47" style:family="paragraph" style:parent-style-name="Example_20__20_indented">
      <style:text-properties officeooo:paragraph-rsid="0018ef7c"/>
    </style:style>
    <style:style style:name="P48" style:family="paragraph" style:parent-style-name="Example_20__20_indented">
      <style:text-properties officeooo:paragraph-rsid="0019cd6d"/>
    </style:style>
    <style:style style:name="P49" style:family="paragraph" style:parent-style-name="Example">
      <style:paragraph-properties style:line-height-at-least="0.1945in"/>
      <style:text-properties officeooo:rsid="001ad9c2" officeooo:paragraph-rsid="001cf89a"/>
    </style:style>
    <style:style style:name="P50" style:family="paragraph" style:parent-style-name="Example">
      <style:paragraph-properties style:line-height-at-least="0.1945in" fo:keep-with-next="always"/>
      <style:text-properties officeooo:rsid="001ad9c2" officeooo:paragraph-rsid="001cf89a"/>
    </style:style>
    <style:style style:name="P51" style:family="paragraph" style:parent-style-name="Example">
      <style:paragraph-properties style:line-height-at-least="0.1945in"/>
      <style:text-properties officeooo:rsid="001ad9c2" officeooo:paragraph-rsid="002b921f"/>
    </style:style>
    <style:style style:name="P52" style:family="paragraph" style:parent-style-name="Standard">
      <style:text-properties officeooo:paragraph-rsid="001ad9c2"/>
    </style:style>
    <style:style style:name="P53" style:family="paragraph" style:parent-style-name="Body">
      <style:text-properties officeooo:paragraph-rsid="00216b71"/>
    </style:style>
    <style:style style:name="P54" style:family="paragraph" style:parent-style-name="Body_20_first">
      <style:text-properties officeooo:paragraph-rsid="001fa067"/>
    </style:style>
    <style:style style:name="P55" style:family="paragraph" style:parent-style-name="Standard">
      <style:text-properties officeooo:paragraph-rsid="001e1c8c"/>
    </style:style>
    <style:style style:name="P56" style:family="paragraph" style:parent-style-name="Body">
      <style:text-properties officeooo:paragraph-rsid="0022cf08"/>
    </style:style>
    <style:style style:name="P57" style:family="paragraph" style:parent-style-name="Body">
      <style:text-properties officeooo:paragraph-rsid="0023b8dc"/>
    </style:style>
    <style:style style:name="P58" style:family="paragraph" style:parent-style-name="Body_20_first">
      <style:text-properties officeooo:paragraph-rsid="0026a6ae"/>
    </style:style>
    <style:style style:name="P59" style:family="paragraph" style:parent-style-name="Example_20__20_indented">
      <style:text-properties officeooo:paragraph-rsid="0026a6ae"/>
    </style:style>
    <style:style style:name="P60" style:family="paragraph" style:parent-style-name="Body_20_first">
      <style:text-properties officeooo:paragraph-rsid="0027df4e"/>
    </style:style>
    <style:style style:name="P61" style:family="paragraph" style:parent-style-name="Example_20__20_indented">
      <style:text-properties officeooo:paragraph-rsid="0027df4e"/>
    </style:style>
    <style:style style:name="P62" style:family="paragraph" style:parent-style-name="Example">
      <style:paragraph-properties style:line-height-at-least="0.1945in"/>
      <style:text-properties officeooo:rsid="00246ffe" officeooo:paragraph-rsid="00246ffe"/>
    </style:style>
    <style:style style:name="P63" style:family="paragraph" style:parent-style-name="Body_20_first">
      <style:text-properties officeooo:rsid="002ca1cb" officeooo:paragraph-rsid="002ca1cb"/>
    </style:style>
    <style:style style:name="P64" style:family="paragraph" style:parent-style-name="Example">
      <style:text-properties officeooo:paragraph-rsid="002ca1cb"/>
    </style:style>
    <style:style style:name="P65" style:family="paragraph" style:parent-style-name="Body">
      <style:text-properties officeooo:rsid="0030e942" officeooo:paragraph-rsid="0030e942"/>
    </style:style>
    <style:style style:name="P66" style:family="paragraph" style:parent-style-name="Body">
      <style:text-properties officeooo:paragraph-rsid="00351675"/>
    </style:style>
    <style:style style:name="P67" style:family="paragraph" style:parent-style-name="Body_20_first">
      <style:text-properties officeooo:paragraph-rsid="002d67a4"/>
    </style:style>
    <style:style style:name="P68" style:family="paragraph" style:parent-style-name="Body_20_first">
      <style:text-properties officeooo:rsid="002fef51" officeooo:paragraph-rsid="002fef51"/>
    </style:style>
    <style:style style:name="P69" style:family="paragraph" style:parent-style-name="Standard">
      <style:text-properties officeooo:rsid="00351675" officeooo:paragraph-rsid="003771f5"/>
    </style:style>
    <style:style style:name="P70" style:family="paragraph" style:parent-style-name="Body">
      <style:text-properties officeooo:rsid="00351675" officeooo:paragraph-rsid="00351675"/>
    </style:style>
    <style:style style:name="P71" style:family="paragraph" style:parent-style-name="Body_20_first">
      <style:text-properties officeooo:rsid="003771f5" officeooo:paragraph-rsid="003771f5"/>
    </style:style>
    <style:style style:name="P72" style:family="paragraph" style:parent-style-name="Body">
      <style:text-properties officeooo:rsid="0040c94b" officeooo:paragraph-rsid="0040c94b"/>
    </style:style>
    <style:style style:name="P73" style:family="paragraph" style:parent-style-name="Body_20_first">
      <style:text-properties officeooo:paragraph-rsid="003a3a41"/>
    </style:style>
    <style:style style:name="P74" style:family="paragraph" style:parent-style-name="Example">
      <style:paragraph-properties style:line-height-at-least="0.1945in"/>
      <style:text-properties officeooo:rsid="00422fb2" officeooo:paragraph-rsid="00422fb2"/>
    </style:style>
    <style:style style:name="P75" style:family="paragraph" style:parent-style-name="Example_20__20_indented">
      <style:text-properties officeooo:paragraph-rsid="0045324c"/>
    </style:style>
    <style:style style:name="P76" style:family="paragraph" style:parent-style-name="Title" style:master-page-name="Standard">
      <style:paragraph-properties fo:margin-top="0in" fo:margin-bottom="0.1665in" style:contextual-spacing="false" style:page-number="auto"/>
      <style:text-properties style:font-name="Palatino"/>
    </style:style>
    <style:style style:name="P77" style:family="paragraph" style:parent-style-name="Body_20_first">
      <style:text-properties officeooo:paragraph-rsid="004411ee"/>
    </style:style>
    <style:style style:name="P78" style:family="paragraph" style:parent-style-name="Body_20_first">
      <style:text-properties officeooo:rsid="004547bf" officeooo:paragraph-rsid="0045324c"/>
    </style:style>
    <style:style style:name="P79" style:family="paragraph" style:parent-style-name="Body_20_first">
      <style:text-properties officeooo:paragraph-rsid="00477080"/>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style:font-style-asian="italic" style:font-name-complex="Courier New1"/>
    </style:style>
    <style:style style:name="T9" style:family="text">
      <style:text-properties fo:font-style="italic" style:font-style-asian="italic" style:font-name-complex="Courier New1" style:font-style-complex="italic"/>
    </style:style>
    <style:style style:name="T10" style:family="text">
      <style:text-properties fo:font-style="italic" fo:font-weight="normal" style:font-style-asian="italic" style:font-weight-asian="normal"/>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fo:font-weight="normal" officeooo:rsid="003771f5" style:font-weight-asian="normal" style:font-weight-complex="normal"/>
    </style:style>
    <style:style style:name="T14" style:family="text">
      <style:text-properties fo:font-weight="normal" officeooo:rsid="0038fea9" style:font-weight-asian="normal" style:font-weight-complex="normal"/>
    </style:style>
    <style:style style:name="T15" style:family="text">
      <style:text-properties fo:font-weight="normal" officeooo:rsid="003a3a41" style:font-weight-asian="normal" style:font-weight-complex="normal"/>
    </style:style>
    <style:style style:name="T16" style:family="text">
      <style:text-properties fo:font-style="normal" style:font-style-asian="normal"/>
    </style:style>
    <style:style style:name="T17" style:family="text">
      <style:text-properties fo:font-style="normal" style:font-style-asian="normal" style:font-style-complex="italic"/>
    </style:style>
    <style:style style:name="T18" style:family="text">
      <style:text-properties fo:font-style="normal" style:font-style-asian="normal" style:font-style-complex="normal"/>
    </style:style>
    <style:style style:name="T19" style:family="text">
      <style:text-properties fo:font-style="normal" officeooo:rsid="002d67a4" style:font-style-asian="normal" style:font-style-complex="normal"/>
    </style:style>
    <style:style style:name="T20" style:family="text">
      <style:text-properties fo:font-style="normal" officeooo:rsid="0038fea9" style:font-style-asian="normal" style:font-style-complex="normal"/>
    </style:style>
    <style:style style:name="T21" style:family="text">
      <style:text-properties fo:font-style="normal" officeooo:rsid="00422fb2" style:font-style-asian="normal" style:font-style-complex="normal"/>
    </style:style>
    <style:style style:name="T22" style:family="text">
      <style:text-properties fo:font-style="normal" fo:font-weight="bold" style:font-style-asian="normal" style:font-weight-asian="bold" style:font-weight-complex="bold"/>
    </style:style>
    <style:style style:name="T23" style:family="text">
      <style:text-properties style:font-style-complex="italic"/>
    </style:style>
    <style:style style:name="T24" style:family="text">
      <style:text-properties style:font-name="Courier New" style:font-name-complex="Courier New1"/>
    </style:style>
    <style:style style:name="T25" style:family="text">
      <style:text-properties fo:language="fr" fo:country="FR"/>
    </style:style>
    <style:style style:name="T26" style:family="text">
      <style:text-properties fo:language="fr" fo:country="FR" fo:font-style="normal" style:font-style-asian="normal"/>
    </style:style>
    <style:style style:name="T27" style:family="text">
      <style:text-properties fo:language="fr" fo:country="FR" fo:font-style="normal" style:font-style-asian="normal" style:font-style-complex="normal"/>
    </style:style>
    <style:style style:name="T28" style:family="text">
      <style:text-properties fo:language="fr" fo:country="FR" fo:font-style="italic" style:font-style-asian="italic" style:font-style-complex="italic"/>
    </style:style>
    <style:style style:name="T29" style:family="text">
      <style:text-properties style:font-name="Courier1"/>
    </style:style>
    <style:style style:name="T30" style:family="text">
      <style:text-properties style:font-name="Courier1" style:font-name-complex="Courier New1"/>
    </style:style>
    <style:style style:name="T31" style:family="text">
      <style:text-properties style:font-name="Courier1" fo:font-style="italic" style:font-style-asian="italic"/>
    </style:style>
    <style:style style:name="T32" style:family="text">
      <style:text-properties style:font-name="Courier1" fo:font-style="italic" style:font-style-asian="italic" style:font-style-complex="italic"/>
    </style:style>
    <style:style style:name="T33" style:family="text">
      <style:text-properties style:font-name="Courier1" fo:font-style="italic" officeooo:rsid="001ad9c2" style:font-style-asian="italic" style:font-style-complex="italic"/>
    </style:style>
    <style:style style:name="T34" style:family="text">
      <style:text-properties style:font-name="Courier1" fo:font-style="italic" style:font-style-asian="italic" style:font-name-complex="Courier New1"/>
    </style:style>
    <style:style style:name="T35" style:family="text">
      <style:text-properties style:font-name="Courier1" fo:font-style="normal" style:font-style-asian="normal"/>
    </style:style>
    <style:style style:name="T36" style:family="text">
      <style:text-properties style:font-name="Courier1" fo:font-style="normal" style:font-style-asian="normal" style:font-style-complex="normal"/>
    </style:style>
    <style:style style:name="T37" style:family="text">
      <style:text-properties style:font-name="Courier1" officeooo:rsid="000e3dae"/>
    </style:style>
    <style:style style:name="T38" style:family="text">
      <style:text-properties style:font-name="Courier1" officeooo:rsid="001adaad"/>
    </style:style>
    <style:style style:name="T39" style:family="text">
      <style:text-properties style:font-name="Courier1" officeooo:rsid="002059c9"/>
    </style:style>
    <style:style style:name="T40" style:family="text">
      <style:text-properties style:font-name="Courier1" officeooo:rsid="00216b71"/>
    </style:style>
    <style:style style:name="T41" style:family="text">
      <style:text-properties style:font-name="Helvetica1"/>
    </style:style>
    <style:style style:name="T42" style:family="text">
      <style:text-properties style:font-name="Helvetica1" fo:font-weight="normal" style:font-weight-asian="normal" style:font-weight-complex="normal"/>
    </style:style>
    <style:style style:name="T43" style:family="text">
      <style:text-properties style:font-name="Helvetica1" fo:font-weight="normal" officeooo:rsid="003771f5" style:font-weight-asian="normal" style:font-weight-complex="normal"/>
    </style:style>
    <style:style style:name="T44" style:family="text">
      <style:text-properties style:font-name="Helvetica1" fo:font-weight="normal" officeooo:rsid="003a3a41" style:font-weight-asian="normal" style:font-weight-complex="normal"/>
    </style:style>
    <style:style style:name="T45" style:family="text">
      <style:text-properties style:font-name="Helvetica1" fo:font-weight="normal" officeooo:rsid="003bb614" style:font-weight-asian="normal" style:font-weight-complex="normal"/>
    </style:style>
    <style:style style:name="T46" style:family="text">
      <style:text-properties style:font-name="Helvetica1" fo:font-weight="normal" officeooo:rsid="003cce0d" style:font-weight-asian="normal" style:font-weight-complex="normal"/>
    </style:style>
    <style:style style:name="T47" style:family="text">
      <style:text-properties style:font-name="Helvetica1" fo:font-weight="normal" officeooo:rsid="003e26a8" style:font-weight-asian="normal" style:font-weight-complex="normal"/>
    </style:style>
    <style:style style:name="T48" style:family="text">
      <style:text-properties style:font-name="Helvetica1" fo:font-weight="normal" officeooo:rsid="004547bf" style:font-weight-asian="normal" style:font-weight-complex="normal"/>
    </style:style>
    <style:style style:name="T49" style:family="text">
      <style:text-properties style:font-name="Helvetica1" fo:font-weight="normal" officeooo:rsid="00465a6e" style:font-weight-asian="normal" style:font-weight-complex="normal"/>
    </style:style>
    <style:style style:name="T50" style:family="text">
      <style:text-properties style:font-name="Helvetica1" officeooo:rsid="0027df4e"/>
    </style:style>
    <style:style style:name="T51" style:family="text">
      <style:text-properties style:font-name-complex="Courier New1"/>
    </style:style>
    <style:style style:name="T52" style:family="text">
      <style:text-properties fo:font-weight="bold" style:font-weight-asian="bold" style:font-weight-complex="bold"/>
    </style:style>
    <style:style style:name="T53" style:family="text">
      <style:text-properties officeooo:rsid="000f7126"/>
    </style:style>
    <style:style style:name="T54" style:family="text">
      <style:text-properties officeooo:rsid="0010eab8"/>
    </style:style>
    <style:style style:name="T55" style:family="text">
      <style:text-properties officeooo:rsid="001279b8"/>
    </style:style>
    <style:style style:name="T56" style:family="text">
      <style:text-properties officeooo:rsid="0013fa0e"/>
    </style:style>
    <style:style style:name="T57" style:family="text">
      <style:text-properties officeooo:rsid="0015556b"/>
    </style:style>
    <style:style style:name="T58" style:family="text">
      <style:text-properties officeooo:rsid="0016ec46"/>
    </style:style>
    <style:style style:name="T59" style:family="text">
      <style:text-properties officeooo:rsid="0017b7e3"/>
    </style:style>
    <style:style style:name="T60" style:family="text">
      <style:text-properties officeooo:rsid="0018ef7c"/>
    </style:style>
    <style:style style:name="T61" style:family="text">
      <style:text-properties officeooo:rsid="0019cd6d"/>
    </style:style>
    <style:style style:name="T62" style:family="text">
      <style:text-properties officeooo:rsid="001ad9c2"/>
    </style:style>
    <style:style style:name="T63" style:family="text">
      <style:text-properties officeooo:rsid="001b7e53"/>
    </style:style>
    <style:style style:name="T64" style:family="text">
      <style:text-properties officeooo:rsid="001e1c8c"/>
    </style:style>
    <style:style style:name="T65" style:family="text">
      <style:text-properties officeooo:rsid="001adaad"/>
    </style:style>
    <style:style style:name="T66" style:family="text">
      <style:text-properties officeooo:rsid="001fa067"/>
    </style:style>
    <style:style style:name="T67" style:family="text">
      <style:text-properties officeooo:rsid="00216b71"/>
    </style:style>
    <style:style style:name="T68" style:family="text">
      <style:text-properties officeooo:rsid="0022cf08"/>
    </style:style>
    <style:style style:name="T69" style:family="text">
      <style:text-properties officeooo:rsid="0023b8dc"/>
    </style:style>
    <style:style style:name="T70" style:family="text">
      <style:text-properties officeooo:rsid="00246ffe"/>
    </style:style>
    <style:style style:name="T71" style:family="text">
      <style:text-properties officeooo:rsid="00256b5c"/>
    </style:style>
    <style:style style:name="T72" style:family="text">
      <style:text-properties fo:language="zxx" fo:country="none" officeooo:rsid="00256b5c"/>
    </style:style>
    <style:style style:name="T73" style:family="text">
      <style:text-properties officeooo:rsid="0025d086"/>
    </style:style>
    <style:style style:name="T74" style:family="text">
      <style:text-properties officeooo:rsid="0026a6ae"/>
    </style:style>
    <style:style style:name="T75" style:family="text">
      <style:text-properties officeooo:rsid="0027df4e"/>
    </style:style>
    <style:style style:name="T76" style:family="text">
      <style:text-properties officeooo:rsid="0029cce2"/>
    </style:style>
    <style:style style:name="T77" style:family="text">
      <style:text-properties officeooo:rsid="002b921f"/>
    </style:style>
    <style:style style:name="T78" style:family="text">
      <style:text-properties officeooo:rsid="002d67a4"/>
    </style:style>
    <style:style style:name="T79" style:family="text">
      <style:text-properties style:font-name="Courier"/>
    </style:style>
    <style:style style:name="T80" style:family="text">
      <style:text-properties style:font-name="Courier" fo:font-style="normal" officeooo:rsid="002d67a4" style:font-style-asian="normal" style:font-style-complex="normal"/>
    </style:style>
    <style:style style:name="T81" style:family="text">
      <style:text-properties style:font-name="Courier" officeooo:rsid="00335e54"/>
    </style:style>
    <style:style style:name="T82" style:family="text">
      <style:text-properties style:font-name="Courier" fo:font-weight="normal" style:font-weight-asian="normal" style:font-weight-complex="normal"/>
    </style:style>
    <style:style style:name="T83" style:family="text">
      <style:text-properties style:font-name="Courier" officeooo:rsid="00360b87"/>
    </style:style>
    <style:style style:name="T84" style:family="text">
      <style:text-properties officeooo:rsid="00335e54"/>
    </style:style>
    <style:style style:name="T85" style:family="text">
      <style:text-properties officeooo:rsid="00360b87"/>
    </style:style>
    <style:style style:name="T86" style:family="text">
      <style:text-properties style:use-window-font-color="true" loext:opacity="0%" style:font-name="Helvetica" officeooo:rsid="00360b87"/>
    </style:style>
    <style:style style:name="T87" style:family="text">
      <style:text-properties officeooo:rsid="003771f5"/>
    </style:style>
    <style:style style:name="T88" style:family="text">
      <style:text-properties officeooo:rsid="0038fea9"/>
    </style:style>
    <style:style style:name="T89" style:family="text">
      <style:text-properties officeooo:rsid="003a3a41"/>
    </style:style>
    <style:style style:name="T90" style:family="text">
      <style:text-properties officeooo:rsid="003eba94"/>
    </style:style>
    <style:style style:name="T91" style:family="text">
      <style:text-properties officeooo:rsid="00465a6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32">cmd_file</text:span> is specified, commands are read from the file and executed before entering an interactive TCL command interpreter. If -exit is specified the application exits after reading <text:span text:style-name="T32">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8">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9">examples/example5.tcl</text:span>. Other examples can be found in the directory <text:span text:style-name="T29">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6">-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6">-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6">-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6">-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8">|</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8">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6">period</text:span></text:span><text:span text:style-name="Command"><text:line-break/>[-name </text:span><text:span text:style-name="Command_20_Argument"><text:span text:style-name="T16">clock_name</text:span></text:span><text:span text:style-name="Command">]<text:line-break/>[-waveform </text:span><text:span text:style-name="Command_20_Argument"><text:span text:style-name="T16">edge_list</text:span></text:span><text:span text:style-name="Command">]<text:line-break/>[-add]<text:line-break/>[</text:span><text:span text:style-name="Command_20_Argument"><text:span text:style-name="T16">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6">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6">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7"/>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4">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23">[-name </text:span></text:span><text:span text:style-name="Command"><text:span text:style-name="T3">name</text:span></text:span><text:span text:style-name="Command"><text:span text:style-name="T23">]<text:line-break/>[-coordinate </text:span></text:span><text:span text:style-name="Command"><text:span text:style-name="T3">coordinates</text:span></text:span><text:span text:style-name="Command"><text:span text:style-name="T23">]<text:line-break/>[-guard_band_x </text:span></text:span><text:span text:style-name="Command"><text:span text:style-name="T3">guard_x</text:span></text:span><text:span text:style-name="Command"><text:span text:style-name="T23">]<text:line-break/>[-guard_band_y </text:span></text:span><text:span text:style-name="Command"><text:span text:style-name="T3">guard_y</text:span></text:span><text:span text:style-name="Command"><text:span text:style-name="T23">]</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8">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5">The name of a delay calculation corner.</text:p>
          </table:table-cell>
        </table:table-row>
      </table:table>
      <text:p text:style-name="Body_20_first">Use the <text:span text:style-name="T29">define_corners</text:span> command to define the names of multiple process/temperature/voltage corners. The <text:span text:style-name="T29">define_corners</text:span> command must follow <text:span text:style-name="T29">set_operating_conditions -analysis_type </text:span><text:span text:style-name="T37">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8">[-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8">[-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8">|</text:span><text:span text:style-name="T2">pin</text:span><text:span text:style-name="T18">|</text:span>-all</text:p>
          </table:table-cell>
        </table:table-row>
        <table:table-row table:style-name="Table18.1">
          <table:table-cell table:style-name="Table18.A2" office:value-type="string">
            <text:p text:style-name="P18">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7">-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7">-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9">find_timing_paths</text:span> command returns a list of path objects for scripting. Use the <text:span text:style-name="T2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2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6">]</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23">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6">-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6">-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6">-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9">get</text:span><text:span text:style-name="Command"><text:span text:style-name="T2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6">-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6">-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6">-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23">objects</text:span></text:span><text:span text:style-name="Command">]<text:line-break/>[-hsc </text:span><text:span text:style-name="Command_20_Argument"><text:span text:style-name="T2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23">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2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2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6">]</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32">object</text:span>. Equivalent to <text:span text:style-name="T29">[get_property </text:span><text:span text:style-name="T32">object</text:span><text:span text:style-name="T29">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2">object</text:span>. Equivalent to <text:span text:style-name="T29">[get_property </text:span><text:span text:style-name="T32">object</text:span><text:span text:style-name="T29">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2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6">[</text:span></text:span><text:span text:style-name="Command_20_Argument">patterns</text:span><text:span text:style-name="Command_20_Argument"><text:span text:style-name="T16">]</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6">]</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40">c<text:span text:style-name="T55">ell</text:span></text:p>
      <text:p text:style-name="P42"><text:span text:style-name="T55">base_name<text:line-break/>filename<text:line-break/>full_name<text:line-break/>library<text:line-break/></text:span>name</text:p>
      <text:p text:style-name="P40">clock</text:p>
      <text:p text:style-name="P48"><text:span text:style-name="T61">full_name<text:line-break/></text:span>is_generated<text:line-break/>name<text:line-break/>period<text:line-break/>propagated<text:line-break/>sources</text:p>
      <text:p text:style-name="P40">edge</text:p>
      <text:p text:style-name="P47"><text:soft-page-break/>delay_max_fall<text:line-break/>delay_min_fall<text:line-break/>delay_max_rise<text:line-break/>delay_min_rise<text:line-break/><text:span text:style-name="T60">full_name<text:line-break/>from_pin<text:line-break/>sense<text:line-break/>to_pin</text:span></text:p>
      <text:p text:style-name="P41">instance (<text:span text:style-name="T58">SDC </text:span>cell)</text:p>
      <text:p text:style-name="P45"><text:span text:style-name="T58">cell<text:line-break/></text:span>full_name<text:line-break/>ref_name<text:line-break/><text:span text:style-name="T58">liberty_cell</text:span><text:line-break/><text:span text:style-name="T58">name</text:span></text:p>
      <text:p text:style-name="P40">liberty_cell</text:p>
      <text:p text:style-name="P42"><text:span text:style-name="T55">area<text:line-break/></text:span>base_name<text:line-break/><text:span text:style-name="T55">dont_use</text:span><text:line-break/><text:span text:style-name="T54">filename</text:span><text:line-break/>full_name<text:line-break/><text:span text:style-name="T55">is_buffer<text:line-break/>is_inverter</text:span><text:line-break/><text:span text:style-name="T55">library</text:span><text:line-break/><text:span text:style-name="T55">name</text:span></text:p>
      <text:p text:style-name="P40">liberty_<text:span text:style-name="T55">library</text:span></text:p>
      <text:p text:style-name="P43"><text:span text:style-name="T54">filename</text:span><text:line-break/>full_name<text:line-break/>name</text:p>
      <text:p text:style-name="P40">liberty_port</text:p>
      <text:p text:style-name="P44"><text:span text:style-name="T56">capacitance<text:line-break/></text:span>direction<text:line-break/><text:span text:style-name="T56">drive_resistance<text:line-break/>drive_resistance_fall_max<text:line-break/>drive_resistance_fall_min<text:line-break/>drive_resistance_rise_max<text:line-break/>drive_resistance_rise_min</text:span><text:line-break/>full_name<text:line-break/><text:span text:style-name="T57">intrinsic_delay<text:line-break/>intrinsic_delay_fall_max<text:line-break/>intrinsic_delay_fall_min<text:line-break/>intrinsic_delay_rise_max<text:line-break/>intrinsic_delay_rise_min</text:span><text:line-break/><text:span text:style-name="T56">is_register_clock<text:line-break/>lib_cell</text:span><text:line-break/><text:span text:style-name="T56">name</text:span></text:p>
      <text:p text:style-name="P40">library</text:p>
      <text:p text:style-name="Example_20__20_indented"><text:soft-page-break/>name<text:line-break/><text:span text:style-name="T55">full_name</text:span></text:p>
      <text:p text:style-name="P40">net</text:p>
      <text:p text:style-name="P42">full_name<text:line-break/><text:span text:style-name="T60">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40">pin</text:p>
      <text:p text:style-name="P46"><text:span text:style-name="T59">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59">name</text:span></text:p>
      <text:p text:style-name="P40">port</text:p>
      <text:p text:style-name="P42"><text:span text:style-name="T55">activity<text:line-break/></text:span>actual_fall_transition_min<text:line-break/>actual_fall_transition_max <text:line-break/>actual_rise_transition_min<text:line-break/>actual_rise_transition_max<text:line-break/>direction<text:line-break/>full_name<text:line-break/><text:span text:style-name="T55">liberty_port<text:line-break/></text:span>min_fall_slack<text:line-break/>max_fall_slack<text:line-break/>min_rise_slack<text:line-break/>max_rise_slack<text:line-break/><text:span text:style-name="T55">name</text:span></text:p>
      <text:p text:style-name="P40">point (PathRef)</text:p>
      <text:p text:style-name="P48"><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6">]</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8">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3">Use library for process corner <text:span text:style-name="T3">corner_name</text:span><text:span text:style-name="T18">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6">[-corner </text:span></text:span><text:span text:style-name="Command_20_Argument"><text:span text:style-name="T3">corner_name</text:span></text:span><text:span text:style-name="Command_20_Argument"><text:span text:style-name="T18">]</text:span></text:span><text:span text:style-name="Command_20_Argument"><text:span text:style-name="T16"><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6">-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32">corner</text:span>. The typical values in the SDF tuples are ignored. If multiple corners are defined <text:span text:style-name="T29">-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4">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6">[-min]<text:line-break/>[-max]<text:line-break/>[-path path]<text:line-break/>[-corner </text:span></text:span><text:span text:style-name="Command_20_Argument">corner</text:span><text:span text:style-name="Command_20_Argument"><text:span text:style-name="T16">]<text:line-break/></text:span></text:span><text:span text:style-name="T30">[-keep_capacitive_coupling]<text:line-break/>[-coupling_reduction_factor </text:span><text:span text:style-name="T34">factor</text:span><text:span text:style-name="T30">]</text:span><text:span text:style-name="Command_20_Argument"><text:span text:style-name="T35"><text:line-break/>[-</text:span></text:span><text:span text:style-name="Command_20_Argument"><text:span text:style-name="T16">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30">-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8">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6">-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6">-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6">-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6">-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 <text:span text:style-name="T85">Use the </text:span><text:span text:style-name="T86">‑</text:span><text:span text:style-name="T83">report_parasitic_annotation</text:span><text:span text:style-name="T85"> command to check for nets that are not annotated.</text:span></text:p>
      <text:p text:style-name="Body">Files compressed with gzip are automatically uncompressed.</text:p>
      <text:p text:style-name="Body">Separate parasitics can be annotated for <text:span text:style-name="T84">corners and </text:span>min and max paths using the <text:span text:style-name="T79">-</text:span><text:span text:style-name="T81">corner, </text:span><text:span text:style-name="Command">–min</text:span><text:span text:style-name="Command"><text:span text:style-name="T41">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text:soft-page-break/>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66">If the SPEF file contains triplet values the first value is used.</text:p>
      <text:p text:style-name="P70">Parasitic networks (DSPEF) can be annotated on hierarchical block<text:span text:style-name="T85">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able:table-row table:style-name="Table156.1">
          <table:table-cell table:style-name="Table156.A1" office:value-type="string">
            <text:p text:style-name="P11"><text:span text:style-name="Command_20_Heading">read_</text:span><text:span text:style-name="Command_20_Heading"><text:span text:style-name="T88">power</text:span></text:span><text:span text:style-name="Command_20_Heading"><text:span text:style-name="T87">_activities</text:span></text:span></text:p>
          </table:table-cell>
          <table:table-cell table:style-name="Table156.A1" office:value-type="string">
            <text:p text:style-name="P11"><text:span text:style-name="Command_20_Argument"><text:span text:style-name="T21">[-scope </text:span></text:span><text:span text:style-name="Command_20_Argument"><text:span text:style-name="T7">scope</text:span></text:span><text:span text:style-name="Command_20_Argument"><text:span text:style-name="T21">]<text:line-break/></text:span></text:span><text:span text:style-name="Command_20_Argument"><text:span text:style-name="T18">-</text:span></text:span><text:span text:style-name="Command_20_Argument"><text:span text:style-name="T20">vcd </text:span></text:span><text:span text:style-name="Command_20_Argument">filename</text:span></text:p>
          </table:table-cell>
        </table:table-row>
        <table:table-row table:style-name="Table156.1">
          <table:table-cell table:style-name="Table156.A2" office:value-type="string">
            <text:p text:style-name="P13"><text:span text:style-name="Command_20_Argument"><text:span text:style-name="T7">scope</text:span></text:span></text:p>
          </table:table-cell>
          <table:table-cell table:style-name="Table156.A2" office:value-type="string">
            <text:p text:style-name="P74">The VCD scope of the current design to extract simulation data. Typically the test bench name and design under test instance name. Scope levels are separated with ‘/’.</text:p>
          </table:table-cell>
        </table:table-row>
        <table:table-row table:style-name="Table156.1">
          <table:table-cell table:style-name="Table156.A2" office:value-type="string">
            <text:p text:style-name="P11"><text:span text:style-name="Command_20_Argument">filename</text:span></text:p>
          </table:table-cell>
          <table:table-cell table:style-name="Table156.A2" office:value-type="string">
            <text:p text:style-name="P12">The name of the <text:span text:style-name="T87">VCD</text:span> file to read.</text:p>
          </table:table-cell>
        </table:table-row>
      </table:table>
      <text:p text:style-name="P69"/>
      <text:p text:style-name="P71">The <text:span text:style-name="Command_20_Heading"><text:span text:style-name="T12">read_</text:span></text:span><text:span text:style-name="Command_20_Heading"><text:span text:style-name="T14">power</text:span></text:span><text:span text:style-name="Command_20_Heading"><text:span text:style-name="T12">_activities</text:span></text:span> command reads a VCD (Value Change Dump) file from a Verilog simulator and extracts pin activities and duty cycles for use in power estimation. <text:span text:style-name="T90">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5"><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23">-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23">-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23">-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23">-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23">-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23">-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23">-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23">-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4">The <text:span text:style-name="Command_20_Heading"><text:span text:style-name="T1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5"><text:span text:style-name="T30">[-cell]<text:line-break/>[-net]<text:line-break/>[-from_in_ports]<text:line-break/>[-to_out_ports]</text:span><text:span text:style-name="T2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23">-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23">-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23">-</text:span></text:span><text:span text:style-name="T24">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23">-</text:span></text:span><text:span text:style-name="T24">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4">The <text:span text:style-name="Command_20_Heading"><text:span text:style-name="T1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6">-connections</text:span></text:span></text:p>
          </table:table-cell>
          <table:table-cell table:style-name="Table57.A2" office:value-type="string">
            <text:p text:style-name="P3">Report the instance pins.</text:p>
          </table:table-cell>
        </table:table-row>
        <text:soft-page-break/>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ext:soft-page-break/>
        <table:table-row table:style-name="Table52.1">
          <table:table-cell table:style-name="Table52.A2" office:value-type="string">
            <text:p text:style-name="P37">-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7">-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8">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8">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9">-corner</text:span> keyword to report timing for one process corner. With no <text:span text:style-name="T29">-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ext:soft-page-break/>
        <table:table-row table:style-name="Table59.1">
          <table:table-cell table:style-name="Table59.A2" office:value-type="string">
            <text:p text:style-name="P5"><text:span text:style-name="Command_20_Argument"><text:span text:style-name="T17">-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6">-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8">[-clocks </text:span><text:span text:style-name="T3">clocks</text:span><text:span text:style-name="T18">]<text:line-break/>[-include_port_paths]</text:span></text:p>
          </table:table-cell>
        </table:table-row>
        <table:table-row table:style-name="Table50.1">
          <table:table-cell table:style-name="Table50.A2" office:value-type="string">
            <text:p text:style-name="P18">clocks</text:p>
          </table:table-cell>
          <table:table-cell table:style-name="Table50.A2" office:value-type="string">
            <text:p text:style-name="P3">The clocks to report.</text:p>
          </table:table-cell>
        </table:table-row>
        <text:soft-page-break/>
        <table:table-row table:style-name="Table50.1">
          <table:table-cell table:style-name="Table50.A2" office:value-type="string">
            <text:p text:style-name="P37">-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9">-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6">clock_names</text:p>
          </table:table-cell>
          <table:table-cell table:style-name="Table155.A2" office:value-type="string">
            <text:p text:style-name="P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8">-digits</text:span><text:span text:style-name="T2"> digits</text:span>]</text:p>
          </table:table-cell>
        </table:table-row>
        <table:table-row table:style-name="Table157.1">
          <table:table-cell table:style-name="Table157.A2" office:value-type="string">
            <text:p text:style-name="P5"><text:span text:style-name="Command_20_Argument"><text:span text:style-name="T16">-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6">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6">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23">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8">to_pin</text:p>
          </table:table-cell>
          <table:table-cell table:style-name="Table60.A2" office:value-type="string">
            <text:p text:style-name="P3">An instance pin.</text:p>
          </table:table-cell>
        </table:table-row>
        <text:soft-page-break/>
        <table:table-row table:style-name="Table60.1">
          <table:table-cell table:style-name="Table60.A2" office:value-type="string">
            <text:p text:style-name="P16">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9">-corner</text:span> keyword to specify a process corner. The <text:span text:style-name="T2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53">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6">-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6">-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3">Hierarchical path to a net.</text:p>
          </table:table-cell>
        </table:table-row>
      </table:table>
      <text:p text:style-name="Body_20_first"/>
      <text:p text:style-name="P67"/>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78">parasitic_annotation</text:span></text:span></text:p>
          </table:table-cell>
          <table:table-cell table:style-name="Table127.A1" office:value-type="string">
            <text:p text:style-name="P10"><text:span text:style-name="T19">[-report_unannotated]</text:span><text:span text:style-name="T2"><text:line-break/></text:span>[&gt; <text:span text:style-name="T2">filename</text:span>]<text:line-break/>[&gt;&gt; <text:span text:style-name="T2">filename</text:span>]</text:p>
          </table:table-cell>
        </table:table-row>
      </table:table>
      <text:p text:style-name="P68">Report SPEF parasitic annotation completeness. When the <text:span text:style-name="T80">-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6">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8">[-instances</text:span><text:span text:style-name="T2"> instances</text:span><text:span text:style-name="T18">]</text:span><text:span text:style-name="T2"><text:line-break/></text:span><text:span text:style-name="T18">[-digits </text:span><text:span text:style-name="T3">digits</text:span><text:span text:style-name="T18">]<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3">The number of digits after the decimal point to report. The default is default_significant_digits.</text:p>
          </table:table-cell>
        </table:table-row>
      </table:table>
      <text:p text:style-name="P73"><text:soft-page-break/><text:span text:style-name="T89">The </text:span><text:span text:style-name="Command_20_Heading"><text:span text:style-name="T15">report_power</text:span></text:span><text:span text:style-name="T89">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Body_20_first">Use <text:span text:style-name="T29">-instances</text:span> to report power for specific instances.</text:p>
      <text:p text:style-name="P79"><text:span text:style-name="Command_20_Heading"><text:span text:style-name="T44">T</text:span></text:span><text:span text:style-name="Command_20_Heading"><text:span text:style-name="T43">he </text:span></text:span><text:span text:style-name="Command_20_Heading"><text:span text:style-name="T13">read_</text:span></text:span><text:span text:style-name="Command_20_Heading"><text:span text:style-name="T14">power</text:span></text:span><text:span text:style-name="Command_20_Heading"><text:span text:style-name="T13">_activities </text:span></text:span><text:span text:style-name="Command_20_Heading"><text:span text:style-name="T43">command can be used to read activities </text:span></text:span><text:span text:style-name="Command_20_Heading"><text:span text:style-name="T46">from</text:span></text:span><text:span text:style-name="Command_20_Heading"><text:span text:style-name="T43"> a file </text:span></text:span><text:span text:style-name="Command_20_Heading"><text:span text:style-name="T44">based on </text:span></text:span><text:span text:style-name="Command_20_Heading"><text:span text:style-name="T45">simulation. If no simulation activities are available,</text:span></text:span> the <text:span text:style-name="Command_20_Heading"><text:span text:style-name="T12">set_power_activity</text:span></text:span><text:span text:style-name="Command_20_Heading"><text:span text:style-name="T42"> command </text:span></text:span><text:span text:style-name="Command_20_Heading"><text:span text:style-name="T45">should be used</text:span></text:span><text:span text:style-name="Command_20_Heading"><text:span text:style-name="T42"> to set </text:span></text:span><text:span text:style-name="Command_20_Heading"><text:span text:style-name="T46">the </text:span></text:span><text:span text:style-name="Command_20_Heading"><text:span text:style-name="T42">activit</text:span></text:span><text:span text:style-name="Command_20_Heading"><text:span text:style-name="T46">y</text:span></text:span><text:span text:style-name="Command_20_Heading"><text:span text:style-name="T42"> of input ports or pins in the design. </text:span></text:span><text:span text:style-name="Command_20_Heading"><text:span text:style-name="T48">The default input activity and duty </text:span></text:span><text:span text:style-name="Command_20_Heading"><text:span text:style-name="T49">for inputs </text:span></text:span><text:span text:style-name="Command_20_Heading"><text:span text:style-name="T48">are 0.1 and 0.5 respectively. </text:span></text:span><text:span text:style-name="Command_20_Heading"><text:span text:style-name="T42">The activities are propagated </text:span></text:span><text:span text:style-name="Command_20_Heading"><text:span text:style-name="T47">from annotated input ports or pins </text:span></text:span><text:span text:style-name="Command_20_Heading"><text:span text:style-name="T42">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6">-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6">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2">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text:soft-pag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8">[-min]<text:line-break/>[-max]</text:span><text:span text:style-name="T2"><text:line-break/></text:span><text:span text:style-name="T18">[-digits </text:span><text:span text:style-name="T3">digits</text:span><text:span text:style-name="T18">]</text:span></text:p>
          </table:table-cell>
        </table:table-row>
        <table:table-row table:style-name="Table154.1">
          <table:table-cell table:style-name="Table154.A2" office:value-type="string">
            <text:p text:style-name="P37">-max</text:p>
          </table:table-cell>
          <table:table-cell table:style-name="Table154.A2" office:value-type="string">
            <text:p text:style-name="P3">Report the worst <text:span text:style-name="T18">max/setup slack</text:span>.</text:p>
          </table:table-cell>
        </table:table-row>
        <table:table-row table:style-name="Table154.1">
          <table:table-cell table:style-name="Table154.A2" office:value-type="string">
            <text:p text:style-name="P37">-min</text:p>
          </table:table-cell>
          <table:table-cell table:style-name="Table154.A2" office:value-type="string">
            <text:p text:style-name="P3">Report the worst min/hold<text:span text:style-name="T18"> slack</text:span>.</text:p>
          </table:table-cell>
        </table:table-row>
        <table:table-row table:style-name="Table154.1">
          <table:table-cell table:style-name="Table154.A2" office:value-type="string">
            <text:p text:style-name="P16">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6">-setup</text:span></text:span><text:span text:style-name="Command">|-hold|-recovery|-removal</text:span><text:span text:style-name="Command_20_Argument"><text:span text:style-name="T16"><text:line-break/>[-rise]<text:line-break/>[-fall]<text:line-break/>[-corner </text:span></text:span><text:span text:style-name="Command_20_Argument"><text:span text:style-name="T3">corner_name</text:span></text:span><text:span text:style-name="Command_20_Argument"><text:span text:style-name="T16">]<text:line-break/>[-min]<text:line-break/>[-max]<text:line-break/>[-from</text:span></text:span><text:span text:style-name="Command_20_Argument"> from_pins</text:span><text:span text:style-name="Command_20_Argument"><text:span text:style-name="T16">]<text:line-break/>[-to </text:span></text:span><text:span text:style-name="Command_20_Argument">to_pins</text:span><text:span text:style-name="Command_20_Argument"><text:span text:style-name="T16">]<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ext:soft-page-break/>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8"> </text:span><text:span text:style-name="Command_20_Argument"><text:span text:style-name="T18">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9">-corner</text:span> keyword to specify a process corner. The <text:span text:style-name="T29">-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6">-</text:span></text:span><text:span text:style-name="Command">cell|-net</text:span><text:span text:style-name="Command_20_Argument"><text:span text:style-name="T16"><text:line-break/>[-rise]<text:line-break/>[-fall]<text:line-break/>[-corner </text:span></text:span><text:span text:style-name="Command_20_Argument"><text:span text:style-name="T3">corner_name</text:span></text:span><text:span text:style-name="Command_20_Argument"><text:span text:style-name="T16">]<text:line-break/>[-min]<text:line-break/>[-max]<text:line-break/>[-from</text:span></text:span><text:span text:style-name="Command_20_Argument"> from_pins</text:span><text:span text:style-name="Command_20_Argument"><text:span text:style-name="T16">]<text:line-break/>[-to </text:span></text:span><text:span text:style-name="Command_20_Argument">to_pins</text:span><text:span text:style-name="Command_20_Argument"><text:span text:style-name="T16">]</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9">-corner</text:span> keyword to specify a process corner. The <text:span text:style-name="T2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9">-corner</text:span> keyword to specify a process corner. The <text:span text:style-name="T2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6">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ext:soft-page-break/>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6">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6">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6">The clocks in different groups cannot be present at the same time on a chip. Paths between clock groups are </text:span></text:span><text:span text:style-name="Command_20_Argument">not</text:span><text:span text:style-name="Command_20_Argument"><text:span text:style-name="T16">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6">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1">-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10">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62">Inter-clock uncertainty source clock.</text:p>
          </table:table-cell>
        </table:table-row>
        <table:table-row table:style-name="Table78.1">
          <table:table-cell table:style-name="Table78.A2" office:value-type="string">
            <text:p text:style-name="P16">to_clock</text:p>
          </table:table-cell>
          <table:table-cell table:style-name="Table78.A2" office:value-type="string">
            <text:p text:style-name="P62">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71">Inter-clock target clock rise edge, alternative to ‑</text:span><text:span text:style-name="T72">rise_to</text:span><text:span text:style-name="T71">.Inter-clock target clock rise edge, alternative to ‑</text:span><text:span text:style-name="T72">rise_to</text:span><text:span text:style-name="T71">.</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71">Inter-clock target clock rise edge, alternative to ‑</text:span><text:span text:style-name="T73">fall</text:span><text:span text:style-name="T72">_to</text:span><text:span text:style-name="T71">.</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70">for</text:span> setup check<text:span text:style-name="T70">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70">for</text:span> hold <text:span text:style-name="T70">checks</text:span>.</text:p>
          </table:table-cell>
        </table:table-row>
        <table:table-row table:style-name="Table78.1">
          <table:table-cell table:style-name="Table78.A2" office:value-type="string">
            <text:p text:style-name="P15">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8">The <text:span text:style-name="Command">set_clock_uncertainty</text:span> command specifies the uncertainty or jitter in a clock. <text:span text:style-name="T74">The uncertainty for a clock can be specified on its source pin or port, or the clock itself. </text:span></text:p>
      <text:p text:style-name="P59"><text:span text:style-name="Command">set_clock_uncertainty .</text:span><text:span text:style-name="Command"><text:span text:style-name="T74">1 [get_clock clk1]</text:span></text:span></text:p>
      <text:p text:style-name="P60"><text:span text:style-name="T74">Inter-clock uncertainty between the source and target clocks of timing checks is specified with the ‑</text:span><text:span text:style-name="Command"><text:span text:style-name="T74">from|‑rise_from|-fall_from</text:span></text:span><text:span text:style-name="T74"> </text:span><text:span text:style-name="T75">and</text:span><text:span text:style-name="T74"> ‑</text:span><text:span text:style-name="T75">to</text:span><text:span text:style-name="Command"><text:span text:style-name="T74">|‑rise_</text:span></text:span><text:span text:style-name="Command"><text:span text:style-name="T75">to</text:span></text:span><text:span text:style-name="Command"><text:span text:style-name="T74">|-fall_</text:span></text:span><text:span text:style-name="Command"><text:span text:style-name="T75">to</text:span></text:span><text:span text:style-name="T74"> arguments .</text:span></text:p>
      <text:p text:style-name="P59"><text:span text:style-name="Command">set_clock_uncertainty -</text:span><text:span text:style-name="Command"><text:span text:style-name="T74">from [get_clock clk1] -to [get_clocks clk2] </text:span></text:span><text:span text:style-name="Command">.</text:span><text:span text:style-name="Command"><text:span text:style-name="T74">1</text:span></text:span></text:p>
      <text:p text:style-name="P60"><text:span text:style-name="Command"><text:span text:style-name="T50">The following commands are equivalent.</text:span></text:span></text:p>
      <text:p text:style-name="P61"><text:span text:style-name="Command"><text:span text:style-name="T75">set_clock_uncertainty -</text:span></text:span><text:span text:style-name="Command"><text:span text:style-name="T74">from [get_clock clk1] -</text:span></text:span><text:span text:style-name="Command"><text:span text:style-name="T75">rise_</text:span></text:span><text:span text:style-name="Command"><text:span text:style-name="T74">to [get_clocks clk2] </text:span></text:span><text:span text:style-name="Command"><text:span text:style-name="T75">.</text:span></text:span><text:span text:style-name="Command"><text:span text:style-name="T74">1<text:line-break/></text:span></text:span><text:span text:style-name="Command">set_clock_uncertainty -</text:span><text:span text:style-name="Command"><text:span text:style-name="T74">from [get_clock clk1] -to [get_clocks clk2] -</text:span></text:span><text:span text:style-name="Command"><text:span text:style-name="T75">rise </text:span></text:span><text:span text:style-name="Command">.</text:span><text:span text:style-name="Command"><text:span text:style-name="T74">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21"><text:span text:style-name="T51">[-capacitance </text:span><text:span text:style-name="T8">cap_unit</text:span><text:span text:style-name="T51">]<text:line-break/>[-resistance </text:span><text:span text:style-name="T8">res_unit</text:span><text:span text:style-name="T51">]<text:line-break/>[-time </text:span><text:span text:style-name="T8">time_unit</text:span><text:span text:style-name="T51">]<text:line-break/>[-voltage </text:span><text:span text:style-name="T8">voltage_unit</text:span><text:span text:style-name="T51">]<text:line-break/>[-current </text:span><text:span text:style-name="T8">current_unit</text:span><text:span text:style-name="T51">]<text:line-break/>[-power </text:span><text:span text:style-name="T8">power_unit</text:span><text:span text:style-name="T51">]<text:line-break/>[-distance </text:span><text:span text:style-name="T9">distance_unit</text:span><text:span text:style-name="T51">]</text:span></text:p>
          </table:table-cell>
        </table:table-row>
        <table:table-row table:style-name="Table76.1">
          <table:table-cell table:style-name="Table76.A2" office:value-type="string">
            <text:p text:style-name="P28">cap_unit</text:p>
          </table:table-cell>
          <table:table-cell table:style-name="Table76.A2" office:value-type="string">
            <text:p text:style-name="P21">The capacitance scale factor followed by 'f'.</text:p>
          </table:table-cell>
        </table:table-row>
        <table:table-row table:style-name="Table76.1">
          <table:table-cell table:style-name="Table76.A2" office:value-type="string">
            <text:p text:style-name="P28">res_unit</text:p>
          </table:table-cell>
          <table:table-cell table:style-name="Table76.A2" office:value-type="string">
            <text:p text:style-name="P21">The resistance scale factor followed by 'ohm'.</text:p>
          </table:table-cell>
        </table:table-row>
        <table:table-row table:style-name="Table76.1">
          <table:table-cell table:style-name="Table76.A2" office:value-type="string">
            <text:p text:style-name="P28">time_unit</text:p>
          </table:table-cell>
          <table:table-cell table:style-name="Table76.A2" office:value-type="string">
            <text:p text:style-name="P21">The time scale factor followed by 's'.</text:p>
          </table:table-cell>
        </table:table-row>
        <table:table-row table:style-name="Table76.1">
          <table:table-cell table:style-name="Table76.A2" office:value-type="string">
            <text:p text:style-name="P28">voltage_unit</text:p>
          </table:table-cell>
          <table:table-cell table:style-name="Table76.A2" office:value-type="string">
            <text:p text:style-name="P19">The voltage scale factor followed by 'v<text:span text:style-name="T52">'</text:span>.</text:p>
          </table:table-cell>
        </table:table-row>
        <table:table-row table:style-name="Table76.1">
          <table:table-cell table:style-name="Table76.A2" office:value-type="string">
            <text:p text:style-name="P28">current_unit</text:p>
          </table:table-cell>
          <table:table-cell table:style-name="Table76.A2" office:value-type="string">
            <text:p text:style-name="P19">The current scale factor followed by 'A'.</text:p>
          </table:table-cell>
        </table:table-row>
        <table:table-row table:style-name="Table76.1">
          <table:table-cell table:style-name="Table76.A2" office:value-type="string">
            <text:p text:style-name="P28">power_unit</text:p>
          </table:table-cell>
          <table:table-cell table:style-name="Table76.A2" office:value-type="string">
            <text:p text:style-name="P19">The power scale factor followed by 'w'.</text:p>
          </table:table-cell>
        </table:table-row>
        <table:table-row table:style-name="Table76.1">
          <table:table-cell table:style-name="Table76.A2" office:value-type="string">
            <text:p text:style-name="P28">distance_unit</text:p>
          </table:table-cell>
          <table:table-cell table:style-name="Table76.A2" office:value-type="string">
            <text:p text:style-name="P19">The distance scale factor followed by 'm'.</text:p>
          </table:table-cell>
        </table:table-row>
      </table:table>
      <text:p text:style-name="Body_20_first">The <text:span text:style-name="Command"><text:span text:style-name="T29">set_cmd_units</text:span></text:span> command is used to<text:span text:style-name="T12"> change</text:span> the units used by the STA command interpreter when parsing commands and reporting results. <text:span text:style-name="T74">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5">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7"/>
          </table:table-cell>
        </table:table-row>
        <table:table-row table:style-name="Table81.1">
          <table:table-cell table:style-name="Table81.A2" office:value-type="string">
            <text:p text:style-name="P16">to_port</text:p>
          </table:table-cell>
          <table:table-cell table:style-name="Table81.A2" office:value-type="string">
            <text:p text:style-name="P17"/>
          </table:table-cell>
        </table:table-row>
        <text:soft-page-break/>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ext:soft-page-break/>
        <table:table-row table:style-name="Table82.1">
          <table:table-cell table:style-name="Table82.A2" office:value-type="string">
            <text:p text:style-name="P16">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3">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ext:soft-page-break/>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5">Paths from inputs that do not have an arrival time defined by <text:span text:style-name="T79">set_input_delay</text:span> are not reported. Set the<text:span text:style-name="T12"> </text:span><text:span text:style-name="Command_20_Heading"><text:span text:style-name="T12">sta_input_port_default_clock</text:span></text:span><text:span text:style-name="Command_20_Heading"><text:span text:style-name="T42"> variable to </text:span></text:span><text:span text:style-name="Command_20_Heading"><text:span text:style-name="T82">1</text:span></text:span><text:span text:style-name="Command_20_Heading"><text:span text:style-name="T42"> to report paths from inputs without a </text:span></text:span><text:span text:style-name="Command_20_Heading"><text:span text:style-name="T82">set_input_delay</text:span></text:span><text:span text:style-name="Command_20_Heading"><text:span text:style-name="T42">.</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23">[-rule </text:span></text:span><text:span text:style-name="Command"><text:span text:style-name="T3">rule_type</text:span></text:span><text:span text:style-name="Command"><text:span text:style-name="T2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23">[-voltage </text:span></text:span><text:span text:style-name="Command"><text:span text:style-name="T3">voltage</text:span></text:span><text:span text:style-name="Command"><text:span text:style-name="T2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6">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7">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68"> ha</text:span><text:span text:style-name="T69">s</text:span><text:span text:style-name="T68"> precidence over RC </text:span><text:span text:style-name="T69">SPEF </text:span><text:span text:style-name="T68">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52">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52">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37">-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9">-ignore_clock_latency</text:span> option is used clock latency at the source and destination of the path delay is ignored. The constraint is reported in the default path group (<text:span text:style-name="T2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8">-ignore_clock_latency]</text:span><text:line-break/>[-reset_path]<text:line-break/><text:span text:style-name="T2">delay</text:span></text:p>
          </table:table-cell>
        </table:table-row>
        <text:soft-page-break/>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7">-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9">-ignore_clock_latency</text:span> option is used clock latency at the source and destination of the path delay is ignored. The constraint is reported in the default path group (<text:span text:style-name="T2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6">[-min]<text:line-break/>[-max]<text:line-break/></text:span></text:span><text:span text:style-name="Command_20_Argument"><text:span text:style-name="T25">fanout<text:line-break/>port_list</text:span></text:span></text:p>
          </table:table-cell>
        </table:table-row>
        <table:table-row table:style-name="Table115.1">
          <table:table-cell table:style-name="Table115.A2" office:value-type="string">
            <text:p text:style-name="P5"><text:span text:style-name="Command_20_Argument"><text:span text:style-name="T16">-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6">-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6">[-global]<text:line-break/>[-input]<text:line-break/>[-input_ports </text:span></text:span><text:span text:style-name="Command_20_Argument"><text:span text:style-name="T28">ports</text:span></text:span><text:span text:style-name="Command_20_Argument"><text:span text:style-name="T26">]<text:line-break/>[-pins </text:span></text:span><text:span text:style-name="Command_20_Argument"><text:span text:style-name="T28">pins</text:span></text:span><text:span text:style-name="Command_20_Argument"><text:span text:style-name="T26">]<text:line-break/>[-activity </text:span></text:span><text:span text:style-name="Command_20_Argument"><text:span text:style-name="T28">activity</text:span></text:span><text:span text:style-name="Command_20_Argument"><text:span text:style-name="T26">]<text:line-break/>[-duty </text:span></text:span><text:span text:style-name="Command_20_Argument"><text:span text:style-name="T28">duty</text:span></text:span><text:span text:style-name="Command_20_Argument"><text:span text:style-name="T26">]</text:span></text:span></text:p>
          </table:table-cell>
        </table:table-row>
        <table:table-row table:style-name="Table149.1">
          <table:table-cell table:style-name="Table149.A2" office:value-type="string">
            <text:p text:style-name="P5"><text:span text:style-name="Command_20_Argument"><text:span text:style-name="T28">-</text:span></text:span><text:span text:style-name="Command_20_Argument"><text:span text:style-name="T27">global</text:span></text:span></text:p>
          </table:table-cell>
          <table:table-cell table:style-name="Table149.A2" office:value-type="string">
            <text:p text:style-name="P5">Set the activity/duty for all non-clock pins.</text:p>
          </table:table-cell>
        </table:table-row>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8">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8">duty</text:span></text:span></text:p>
          </table:table-cell>
          <table:table-cell table:style-name="Table149.A2" office:value-type="string">
            <text:p text:style-name="P5">The duty, or probability the signal is high. Defaults to 0.5.</text:p>
          </table:table-cell>
        </table:table-row>
      </table:table>
      <text:p text:style-name="P77">The <text:span text:style-name="Command_20_Heading"><text:span text:style-name="T12">set_power_activity</text:span></text:span> command is used to set the activity and duty used for power analysis globally or for input ports or pins in the design.</text:p>
      <text:p text:style-name="P78">The default input activity and duty <text:span text:style-name="T91">for inputs </text:span>are 0.1 and 0.5 respectively, which is equivalent to the following command:</text:p>
      <text:p text:style-name="P75"><text:soft-page-break/><text:span text:style-name="Command_20_Heading"><text:span text:style-name="T12">set_power_activity</text:span></text:span><text:span text:style-name="Command_20_Heading"> </text:span><text:span text:style-name="Command_20_Argument"><text:span text:style-name="T26">-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6">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6">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6">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6">[-type clock|data]<text:line-break/>[-positive]<text:line-break/>[-negative]<text:line-break/>[-pulse </text:span></text:span><text:span text:style-name="Command_20_Argument">pulse_type</text:span><text:span text:style-name="Command_20_Argument"><text:span text:style-name="T16">]<text:line-break/>[-stop_propagation]<text:line-break/>[-clock </text:span></text:span><text:span text:style-name="Command_20_Argument">clocks</text:span><text:span text:style-name="Command_20_Argument"><text:span text:style-name="T16">]<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6">-positive</text:span></text:span></text:p>
          </table:table-cell>
          <table:table-cell table:style-name="Table68.A1" office:value-type="string">
            <text:p text:style-name="P5"><text:span text:style-name="Command_20_Argument"><text:span text:style-name="T16">The clock sense is positive unite.</text:span></text:span></text:p>
          </table:table-cell>
        </table:table-row>
        <text:soft-page-break/>
        <table:table-row table:style-name="Table68.1">
          <table:table-cell table:style-name="Table68.A1" office:value-type="string">
            <text:p text:style-name="P5"><text:span text:style-name="Command_20_Argument"><text:span text:style-name="T16">-negative</text:span></text:span></text:p>
          </table:table-cell>
          <table:table-cell table:style-name="Table68.A1" office:value-type="string">
            <text:p text:style-name="P5"><text:span text:style-name="Command_20_Argument"><text:span text:style-name="T16">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6">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6">-stop_propagation</text:span></text:span></text:p>
          </table:table-cell>
          <table:table-cell table:style-name="Table68.A1" office:value-type="string">
            <text:p text:style-name="P5"><text:span text:style-name="Command_20_Argument"><text:span text:style-name="T16">Stop propagating </text:span></text:span><text:span text:style-name="Command_20_Argument">clocks</text:span><text:span text:style-name="Command_20_Argument"><text:span text:style-name="T16"> clocks at </text:span></text:span><text:span text:style-name="Command_20_Argument">pins</text:span><text:span text:style-name="Command_20_Argument"><text:span text:style-name="T16">.</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6">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6">-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16">-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6">-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6">-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6">-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6">-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6">-cell_check</text:span></text:span></text:p>
          </table:table-cell>
          <table:table-cell table:style-name="Table118.A2" office:value-type="string">
            <text:p text:style-name="P5">Derate cell timing check margins.</text:p>
          </table:table-cell>
        </table:table-row>
        <text:soft-page-break/>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76">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6">-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6">-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21"><text:span text:style-name="T51">[-capacitance </text:span><text:span text:style-name="T8">cap_unit</text:span><text:span text:style-name="T51">]<text:line-break/>[-resistance </text:span><text:span text:style-name="T8">res_unit</text:span><text:span text:style-name="T51">]<text:line-break/>[-time </text:span><text:span text:style-name="T8">time_unit</text:span><text:span text:style-name="T51">]<text:line-break/>[-voltage </text:span><text:span text:style-name="T8">voltage_unit</text:span><text:span text:style-name="T51">]<text:line-break/>[-current </text:span><text:span text:style-name="T8">current_unit</text:span><text:span text:style-name="T51">]<text:line-break/>[-power </text:span><text:span text:style-name="T8">power_unit</text:span><text:span text:style-name="T51">]<text:line-break/>[-distance </text:span><text:span text:style-name="T9">distance_unit</text:span><text:span text:style-name="T51">]</text:span></text:p>
          </table:table-cell>
        </table:table-row>
        <table:table-row table:style-name="Table120.1">
          <table:table-cell table:style-name="Table120.A2" office:value-type="string">
            <text:p text:style-name="P28">cap_unit</text:p>
          </table:table-cell>
          <table:table-cell table:style-name="Table120.A2" office:value-type="string">
            <text:p text:style-name="P21">The capacitance scale factor followed by 'f'.</text:p>
          </table:table-cell>
        </table:table-row>
        <table:table-row table:style-name="Table120.1">
          <table:table-cell table:style-name="Table120.A2" office:value-type="string">
            <text:p text:style-name="P28">res_unit</text:p>
          </table:table-cell>
          <table:table-cell table:style-name="Table120.A2" office:value-type="string">
            <text:p text:style-name="P21">The resistance scale factor followed by 'ohm'.</text:p>
          </table:table-cell>
        </table:table-row>
        <table:table-row table:style-name="Table120.1">
          <table:table-cell table:style-name="Table120.A2" office:value-type="string">
            <text:p text:style-name="P28">time_unit</text:p>
          </table:table-cell>
          <table:table-cell table:style-name="Table120.A2" office:value-type="string">
            <text:p text:style-name="P21">The time scale factor followed by 's'.</text:p>
          </table:table-cell>
        </table:table-row>
        <table:table-row table:style-name="Table120.1">
          <table:table-cell table:style-name="Table120.A2" office:value-type="string">
            <text:p text:style-name="P28">voltage_unit</text:p>
          </table:table-cell>
          <table:table-cell table:style-name="Table120.A2" office:value-type="string">
            <text:p text:style-name="P19">The voltage scale factor followed by 'v'.</text:p>
          </table:table-cell>
        </table:table-row>
        <table:table-row table:style-name="Table120.1">
          <table:table-cell table:style-name="Table120.A2" office:value-type="string">
            <text:p text:style-name="P28">current_unit</text:p>
          </table:table-cell>
          <table:table-cell table:style-name="Table120.A2" office:value-type="string">
            <text:p text:style-name="P19">The current scale factor followed by 'A'.</text:p>
          </table:table-cell>
        </table:table-row>
        <text:soft-page-break/>
        <table:table-row table:style-name="Table120.1">
          <table:table-cell table:style-name="Table120.A2" office:value-type="string">
            <text:p text:style-name="P28">power_unit</text:p>
          </table:table-cell>
          <table:table-cell table:style-name="Table120.A2" office:value-type="string">
            <text:p text:style-name="P19">The power scale factor followed by 'w'.</text:p>
          </table:table-cell>
        </table:table-row>
      </table:table>
      <text:p text:style-name="Body_20_first">The <text:span text:style-name="Command"><text:span text:style-name="T29">set_units</text:span></text:span> command is used to <text:span text:style-name="T52">check</text:span> the units used by the STA command interpreter when parsing commands and reporting results. If the current units differ from the <text:span text:style-name="T29">set_unit</text:span> value a warning is printed. Use the <text:span text:style-name="T29">set_cmd_units</text:span> command to change the command units.</text:p>
      <text:p text:style-name="Body">Units are specified as a scale factor followed by a unit name. The scale factors are as follows.</text:p>
      <text:p text:style-name="P39"><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33"><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6">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6">-name</text:span></text:span><text:span text:style-name="Command_20_Argument"> model_name<text:line-break/></text:span><text:span text:style-name="Command_20_Argument"><text:span text:style-name="T16">[-library </text:span></text:span><text:span text:style-name="Command_20_Argument">library</text:span><text:span text:style-name="Command_20_Argument"><text:span text:style-name="T16">]</text:span></text:span><text:span text:style-name="Command_20_Argument"><text:line-break/></text:span><text:span text:style-name="Command_20_Argument"><text:span text:style-name="T16">[-max]<text:line-break/>[-min]</text:span></text:span><text:span text:style-name="Command_20_Argument"><text:line-break/></text:span><text:span text:style-name="Command_20_Argument"><text:span text:style-name="T16">[</text:span></text:span><text:span text:style-name="Command_20_Argument">objects</text:span><text:span text:style-name="Command_20_Argument"><text:span text:style-name="T16">]</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ext:soft-page-break/>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6">[-library </text:span></text:span><text:span text:style-name="Command_20_Argument">library</text:span><text:span text:style-name="Command_20_Argument"><text:span text:style-name="T16">]</text:span></text:span><text:span text:style-name="Command_20_Argument"><text:line-break/></text:span><text:span text:style-name="Command_20_Argument"><text:span text:style-name="T16">[-max]<text:line-break/>[-min]<text:line-break/></text:span></text:span><text:span text:style-name="Command_20_Argument">group_name<text:line-break/></text:span><text:span text:style-name="Command_20_Argument"><text:span text:style-name="T16">[</text:span></text:span><text:span text:style-name="Command_20_Argument">objects</text:span><text:span text:style-name="Command_20_Argument"><text:span text:style-name="T16">]</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6">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23">[-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23">-source</text:span></text:span></text:p>
          </table:table-cell>
          <table:table-cell table:style-name="Table20.A1" office:value-type="string">
            <text:p text:style-name="Text_20_body"><text:span text:style-name="Command"><text:span text:style-name="T23">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5"/>
          </table:table-cell>
        </table:table-row>
        <table:table-row table:style-name="Table42.1">
          <table:table-cell table:style-name="Table42.A2" office:value-type="string">
            <text:p text:style-name="P16">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ext:soft-page-break/>
        <table:table-row table:style-name="Table42.1">
          <table:table-cell table:style-name="Table42.A2" office:value-type="string">
            <text:p text:style-name="P15">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15">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1">unset_disable_inferred_clock_gating</text:span></text:span> command removes a previous <text:span text:style-name="Command_20_Heading"><text:span text:style-name="T11">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ext:soft-page-break/>
        <table:table-row table:style-name="Table45.1">
          <table:table-cell table:style-name="Table45.A2" office:value-type="string">
            <text:p text:style-name="P16">from_port</text:p>
          </table:table-cell>
          <table:table-cell table:style-name="Table45.A2" office:value-type="string">
            <text:p text:style-name="P17"/>
          </table:table-cell>
        </table:table-row>
        <table:table-row table:style-name="Table45.1">
          <table:table-cell table:style-name="Table45.A2" office:value-type="string">
            <text:p text:style-name="P16">to_port</text:p>
          </table:table-cell>
          <table:table-cell table:style-name="Table45.A2" office:value-type="string">
            <text:p text:style-name="P17"/>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6">{</text:span></text:span><text:span text:style-name="Command_20_Argument"> commands </text:span><text:span text:style-name="Command_20_Argument"><text:span text:style-name="T16">}</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2">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4">-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8">-ground</text:span><text:span text:style-name="T3"> ground</text:span></text:p>
          </table:table-cell>
        </table:table-row>
        <table:table-row table:style-name="Table153.1">
          <table:table-cell table:style-name="Table153.A2" office:value-type="string">
            <text:p text:style-name="P20"><text:span text:style-name="Command_20_Argument"><text:span text:style-name="T32">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5">spice_directory</text:p>
          </table:table-cell>
          <table:table-cell table:style-name="Table153.A2" office:value-type="string">
            <text:p text:style-name="P3">Spice output directory.</text:p>
          </table:table-cell>
        </table:table-row>
        <text:soft-page-break/>
        <table:table-row table:style-name="Table153.1">
          <table:table-cell table:style-name="Table153.A2" office:value-type="string">
            <text:p text:style-name="P25">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5">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5">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20"><text:span text:style-name="Command_20_Argument"><text:span text:style-name="T32">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9">write_path_spice</text:span> command writes a spice netlist for timing paths. Use <text:span text:style-name="T32">path_args</text:span> to specify <text:span text:style-name="T29">-from/-through/-to</text:span> as arguments to the <text:span text:style-name="T29">find_timing_paths</text:span> command. For each path, a spice netlist and the subckts referenced by the path are written in <text:span text:style-name="T32">spice_directory</text:span>. The spice netlist is written in path_&lt;id&gt;.sp and subckt file is <text:span text:style-name="T29">path_&lt;id&gt;</text:span>.subckt.</text:p>
      <text:p text:style-name="Body_20_first">The spice netlists used by the path are written to <text:span text:style-name="T32">subckt_file</text:span>, which spice_file <text:span text:style-name="T29">.includes</text:span>. The device models used by the spice subckt netlists in <text:span text:style-name="T32">model_file</text:span> are also <text:span text:style-name="T29">.included</text:span> in spice_file. Power and ground names are specified with the <text:span text:style-name="T29">-power</text:span> and <text:span text:style-name="T29">-ground</text:span> arguments. The spice netlist includes a piecewise linear voltage source at the input and <text:span text:style-name="T29">.measure</text:span> statement for each gate delay and pin slew.</text:p>
      <text:p text:style-name="P63">Example command:</text:p>
      <text:p text:style-name="P64">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6">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6">-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8">[-corner </text:span></text:span><text:span text:style-name="Command_20_Argument"><text:span text:style-name="T3">corner_name</text:span></text:span><text:span text:style-name="Command_20_Argument"><text:span text:style-name="T18">]<text:line-break/>[-divider /|.]<text:line-break/>[-include_typ]<text:line-break/>[-digits </text:span></text:span><text:span text:style-name="Command_20_Argument"><text:span text:style-name="T3">digits</text:span></text:span><text:span text:style-name="Command_20_Argument"><text:span text:style-name="T18">]<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6">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9">TIMESCALE</text:span> is same as the <text:span text:style-name="T29">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62">timing_model</text:span></text:span></text:p>
          </table:table-cell>
          <table:table-cell table:style-name="Table58.A1" office:value-type="string">
            <text:p text:style-name="P32"><text:span text:style-name="T63">[-</text:span><text:span text:style-name="T77">library</text:span><text:span text:style-name="T63">_name </text:span><text:span text:style-name="T6">lib</text:span><text:span text:style-name="T4">_name</text:span><text:span text:style-name="T63">]<text:line-break/>[-cell_name </text:span><text:span text:style-name="T4">cell_name</text:span><text:span text:style-name="T63">]</text:span></text:p>
            <text:p text:style-name="P31">[-<text:span text:style-name="T62">corner </text:span><text:span text:style-name="T4">corner</text:span><text:span text:style-name="T18">]</text:span><text:line-break/><text:span text:style-name="T3">filename</text:span></text:p>
          </table:table-cell>
        </table:table-row>
        <table:table-row table:style-name="Table58.1">
          <table:table-cell table:style-name="Table58.A2" office:value-type="string">
            <text:p text:style-name="P23"><text:span text:style-name="T6">lib</text:span><text:span text:style-name="T4">_name</text:span></text:p>
          </table:table-cell>
          <table:table-cell table:style-name="Table58.A2" office:value-type="string">
            <text:p text:style-name="P51">The name to use for the liberty <text:span text:style-name="T77">library. Defaults to </text:span><text:span text:style-name="Command_20_Argument"><text:span text:style-name="T32">cell_name</text:span></text:span><text:span text:style-name="T77">.</text:span></text:p>
          </table:table-cell>
        </table:table-row>
        <table:table-row table:style-name="Table58.1">
          <table:table-cell table:style-name="Table58.A2" office:value-type="string">
            <text:p text:style-name="P22"><text:span text:style-name="Command_20_Argument"><text:span text:style-name="T33">cell_name</text:span></text:span></text:p>
          </table:table-cell>
          <table:table-cell table:style-name="Table58.A2" office:value-type="string">
            <text:p text:style-name="P49">The name to use for the liberty cell. <text:span text:style-name="T77">Defaults to the top level module name.</text:span></text:p>
          </table:table-cell>
        </table:table-row>
        <text:soft-page-break/>
        <table:table-row table:style-name="Table58.1">
          <table:table-cell table:style-name="Table58.A2" office:value-type="string">
            <text:p text:style-name="P27"><text:span text:style-name="Command_20_Argument"><text:span text:style-name="T31">corner</text:span></text:span></text:p>
          </table:table-cell>
          <table:table-cell table:style-name="Table58.A2" office:value-type="string">
            <text:p text:style-name="P50">The process corner to use for extracting the model.</text:p>
          </table:table-cell>
        </table:table-row>
        <table:table-row table:style-name="Table58.1">
          <table:table-cell table:style-name="Table58.A2" office:value-type="string">
            <text:p text:style-name="P26">filename</text:p>
          </table:table-cell>
          <table:table-cell table:style-name="Table58.A2" office:value-type="string">
            <text:p text:style-name="P8">Filename to write.</text:p>
          </table:table-cell>
        </table:table-row>
      </table:table>
      <text:p text:style-name="P52"/>
      <text:p text:style-name="P54">The write_timing_model command constructs a liberty timing model for the current design and writes it to <text:span text:style-name="T3">file</text:span><text:span text:style-name="T5">name</text:span>. <text:span text:style-name="Command_20_Argument"><text:span text:style-name="T33">cell_name</text:span></text:span><text:span text:style-name="T64"> defaults to the cell name of the top level block in the design.</text:span></text:p>
      <text:p text:style-name="P53"><text:span text:style-name="T66">The SDC used to extract the block should include the clock definitions, but not </text:span><text:span text:style-name="T38">set_</text:span><text:span text:style-name="T39">input_delay</text:span><text:span text:style-name="T66"> or </text:span><text:span text:style-name="T38">set_</text:span><text:span text:style-name="T39">output_delay</text:span><text:span text:style-name="T66"> commands. </text:span><text:span text:style-name="T67">Using </text:span><text:span text:style-name="T38">set_</text:span><text:span text:style-name="T39">input_</text:span><text:span text:style-name="T40">transition</text:span><text:span text:style-name="T67"> with the slew from the block context will be used will improve the match between the timing model and the block netlist. </text:span><text:span text:style-name="T65">Use the </text:span><text:span text:style-name="T38">set_propagated_clock </text:span><text:span text:style-name="T65">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62">s<text:line-break/></text:span>clock to output timing paths</text:p>
      <text:p text:style-name="P7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55"/>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4">[-sort<text:span text:style-name="T18">]</text:span></text:p>
            <text:p text:style-name="P24"><text:span text:style-name="T18">[-include_pwr_gnd]</text:span><text:line-break/>[-remove_cells <text:span text:style-name="T3">lib_cells</text:span><text:span text:style-name="T18">]</text:span><text:line-break/><text:span text:style-name="T3">filename</text:span></text:p>
          </table:table-cell>
        </table:table-row>
        <table:table-row table:style-name="Table109.1">
          <table:table-cell table:style-name="Table109.A2" office:value-type="string">
            <text:p text:style-name="P20"><text:span text:style-name="Command_20_Argument"><text:span text:style-name="T36">-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9">-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5">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5">filename</text:p>
          </table:table-cell>
          <table:table-cell table:style-name="Table109.A2" office:value-type="string">
            <text:p text:style-name="P3">Filename to write.</text:p>
          </table:table-cell>
        </table:table-row>
      </table:table>
      <text:p text:style-name="Body_20_first">The <text:span text:style-name="T29">write_verilog</text:span> command writes a verilog netlist to <text:span text:style-name="T32">filename</text:span>. Use <text:span text:style-name="T36">-sort</text:span> to sort the instances so the results are reproducible across operating systems. Use <text:span text:style-name="T29">-remove_cells</text:span> to remove instances of <text:span text:style-name="T32">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6">Any character</text:span></text:span><text:span text:style-name="Command_20_Argument"><text:span text:style-name="T22">.</text:span></text:span></text:p>
          </table:table-cell>
        </table:table-row>
      </table:table>
      <text:p text:style-name="Body_20_first"><text:soft-page-break/>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6">0|1</text:span></text:span></text:p>
          </table:table-cell>
        </table:table-row>
      </table:table>
      <text:p text:style-name="Body_20_first">When <text:span text:style-name="Command_20_Heading"><text:span text:style-name="T1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6">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6">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6">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4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6">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6">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6">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ext:soft-page-break/>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6">0|1</text:span></text:span></text:p>
          </table:table-cell>
        </table:table-row>
      </table:table>
      <text:p text:style-name="Body_20_first"><text:span text:style-name="Command">When </text:span><text:span text:style-name="Command_20_Heading"><text:span text:style-name="T1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6">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6">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6">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6">0|1</text:span></text:span></text:p>
          </table:table-cell>
        </table:table-row>
      </table:table>
      <text:p text:style-name="Body_20_first">All clocks defined after <text:span text:style-name="Command_20_Heading"><text:span text:style-name="T12">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6">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6">0|1</text:span></text:span></text:p>
          </table:table-cell>
        </table:table-row>
      </table:table>
      <text:p text:style-name="Body_20_first">When <text:span text:style-name="Command">sta_recovery_removal_checks</text:span><text:span text:style-name="Command_20_Heading"><text:span text:style-name="T1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6">integer</text:span></text:span></text:p>
          </table:table-cell>
        </table:table-row>
      </table:table>
      <text:p text:style-name="Body_20_first"><text:soft-page-break/>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6">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42</meta:editing-cycles>
    <meta:print-date>2011-02-05T01:56:00</meta:print-date>
    <meta:creation-date>2010-07-31T21:07:00</meta:creation-date>
    <dc:date>2022-11-03T11:54:23.467285246</dc:date>
    <meta:editing-duration>P55DT5H47M10S</meta:editing-duration>
    <meta:generator>LibreOffice/7.3.2.2$MacOSX_AARCH64 LibreOffice_project/49f2b1bff42cfccbd8f788c8dc32c1c309559be0</meta:generator>
    <meta:document-statistic meta:table-count="157" meta:image-count="0" meta:object-count="0" meta:page-count="76" meta:paragraph-count="1750" meta:word-count="13141" meta:character-count="89729" meta:non-whitespace-character-count="7774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